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none" fo:padding="3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fo:padding="3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padding="4.99pt"/>
    </style:style>
    <style:style style:name="ce9" style:family="table-cell" style:parent-style-name="Default">
      <style:table-cell-properties fo:border="none" fo:padding="3pt"/>
    </style:style>
    <style:style style:name="ce10" style:family="table-cell" style:parent-style-name="Default">
      <style:table-cell-properties fo:border="0.06pt solid #000000" fo:padding="3pt"/>
    </style:style>
    <style:style style:name="ce11" style:family="table-cell" style:parent-style-name="Default">
      <style:table-cell-properties fo:background-color="transparent" fo:border="none" fo:padding="3pt"/>
    </style:style>
    <style:style style:name="ce12" style:family="table-cell" style:parent-style-name="Default">
      <style:table-cell-properties fo:border="0.06pt solid #000000" fo:padding="3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 fo:padding="4.99pt"/>
    </style:style>
    <style:style style:name="ce15" style:family="table-cell" style:parent-style-name="Default">
      <style:table-cell-properties fo:border="0.06pt solid #000000" fo:padding="3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66" fo:border="0.06pt solid #000000" fo:padding="3pt"/>
    </style:style>
    <style:style style:name="ce17" style:family="table-cell" style:parent-style-name="Default">
      <style:table-cell-properties fo:background-color="transparent" fo:border="0.06pt solid #000000" fo:padding="3pt"/>
    </style:style>
    <style:style style:name="ce18" style:family="table-cell" style:parent-style-name="Default">
      <style:table-cell-properties fo:background-color="#ffff66" fo:border="0.06pt solid #000000" fo:padding="3pt"/>
      <style:text-properties fo:color="#000000"/>
    </style:style>
    <style:style style:name="ce19" style:family="table-cell" style:parent-style-name="Default">
      <style:table-cell-properties fo:background-color="transparent" fo:border="0.06pt solid #000000" fo:padding="3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kl_TCKst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formula="of:=95288.7/3" office:value-type="float" office:value="31762.9" calcext:value-type="float">
            <text:p>31762.9</text:p>
          </table:table-cell>
          <table:table-cell office:value-type="float" office:value="15108.3" calcext:value-type="float">
            <text:p>15108.3</text:p>
          </table:table-cell>
          <table:table-cell office:value-type="float" office:value="2569.19" calcext:value-type="float">
            <text:p>2569.19</text:p>
          </table:table-cell>
          <table:table-cell office:value-type="float" office:value="4701.15" calcext:value-type="float">
            <text:p>4701.1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/>
          <table:table-cell table:style-name="ce5" office:value-type="float" office:value="15367" calcext:value-type="float">
            <text:p>15367</text:p>
          </table:table-cell>
          <table:table-cell office:value-type="float" office:value="14878.3" calcext:value-type="float">
            <text:p>14878.3</text:p>
          </table:table-cell>
          <table:table-cell office:value-type="float" office:value="2485.94" calcext:value-type="float">
            <text:p>2485.94</text:p>
          </table:table-cell>
          <table:table-cell office:value-type="float" office:value="4583.42" calcext:value-type="float">
            <text:p>4583.42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/>
          <table:table-cell table:formula="of:=186764/3" office:value-type="float" office:value="62254.6666666667" calcext:value-type="float">
            <text:p>62254.6666666667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436.89" calcext:value-type="float">
            <text:p>2436.89</text:p>
          </table:table-cell>
          <table:table-cell office:value-type="float" office:value="5080.35" calcext:value-type="float">
            <text:p>5080.35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/>
          <table:table-cell table:style-name="ce5" office:value-type="float" office:value="14889" calcext:value-type="float">
            <text:p>14889</text:p>
          </table:table-cell>
          <table:table-cell office:value-type="float" office:value="14667.8" calcext:value-type="float">
            <text:p>14667.8</text:p>
          </table:table-cell>
          <table:table-cell office:value-type="float" office:value="2590.23" calcext:value-type="float">
            <text:p>2590.23</text:p>
          </table:table-cell>
          <table:table-cell office:value-type="float" office:value="4703.07" calcext:value-type="float">
            <text:p>4703.07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/>
          <table:table-cell table:formula="of:=50911/3" office:value-type="float" office:value="16970.3333333333" calcext:value-type="float">
            <text:p>16970.3333333333</text:p>
          </table:table-cell>
          <table:table-cell office:value-type="float" office:value="14610.6" calcext:value-type="float">
            <text:p>14610.6</text:p>
          </table:table-cell>
          <table:table-cell office:value-type="float" office:value="2552.2" calcext:value-type="float">
            <text:p>2552.2</text:p>
          </table:table-cell>
          <table:table-cell office:value-type="float" office:value="4769.05" calcext:value-type="float">
            <text:p>4769.0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/>
          <table:table-cell table:style-name="ce5" office:value-type="float" office:value="16008.1" calcext:value-type="float">
            <text:p>16008.1</text:p>
          </table:table-cell>
          <table:table-cell office:value-type="float" office:value="14262.6" calcext:value-type="float">
            <text:p>14262.6</text:p>
          </table:table-cell>
          <table:table-cell office:value-type="float" office:value="2650.39" calcext:value-type="float">
            <text:p>2650.39</text:p>
          </table:table-cell>
          <table:table-cell office:value-type="float" office:value="4671.05" calcext:value-type="float">
            <text:p>4671.05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/>
          <table:table-cell table:formula="of:=42366.6/3" office:value-type="float" office:value="14122.2" calcext:value-type="float">
            <text:p>14122.2</text:p>
          </table:table-cell>
          <table:table-cell office:value-type="float" office:value="14316.1" calcext:value-type="float">
            <text:p>14316.1</text:p>
          </table:table-cell>
          <table:table-cell office:value-type="float" office:value="2536.34" calcext:value-type="float">
            <text:p>2536.34</text:p>
          </table:table-cell>
          <table:table-cell office:value-type="float" office:value="4759.41" calcext:value-type="float">
            <text:p>4759.41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/>
          <table:table-cell table:style-name="ce5" office:value-type="float" office:value="13815.2" calcext:value-type="float">
            <text:p>13815.2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float" office:value="12511.8" calcext:value-type="float">
            <text:p>12511.8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2168.44" calcext:value-type="float">
            <text:p>2168.4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/>
          <table:table-cell table:formula="of:=166840/3" office:value-type="float" office:value="55613.3333333333" calcext:value-type="float">
            <text:p>55613.3333333333</text:p>
          </table:table-cell>
          <table:table-cell office:value-type="float" office:value="13253.2" calcext:value-type="float">
            <text:p>13253.2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4749.7" calcext:value-type="float">
            <text:p>4749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28157.5/3" office:value-type="float" office:value="9385.83333333333" calcext:value-type="float">
            <text:p>9385.8333333333</text:p>
          </table:table-cell>
          <table:table-cell office:value-type="float" office:value="12597.8" calcext:value-type="float">
            <text:p>12597.8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3713.89" calcext:value-type="float">
            <text:p>3713.89</text:p>
          </table:table-cell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CKst+ODDst" table:style-name="ta1"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0"/>
        <table:table-column table:style-name="co2" table:default-cell-style-name="ce9"/>
        <table:table-row table:style-name="ro2">
          <table:table-cell office:value-type="string" calcext:value-type="string">
            <text:p>metodo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office:value-type="float" office:value="263638.431667" calcext:value-type="float">
            <text:p>263638.431667</text:p>
          </table:table-cell>
          <table:table-cell table:style-name="ce12" office:value-type="float" office:value="35883.680635" calcext:value-type="float">
            <text:p>35883.680635</text:p>
          </table:table-cell>
          <table:table-cell office:value-type="float" office:value="93942.013262" calcext:value-type="float">
            <text:p>93942.013262</text:p>
          </table:table-cell>
        </table:table-row>
        <table:table-row table:style-name="ro2">
          <table:table-cell table:style-name="ce7" office:value-type="string" calcext:value-type="string">
            <text:p>ODD_ST con MKL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office:value-type="float" office:value="274379.05" calcext:value-type="float">
            <text:p>274379.05</text:p>
          </table:table-cell>
          <table:table-cell office:value-type="float" office:value="23623.667691" calcext:value-type="float">
            <text:p>23623.667691</text:p>
          </table:table-cell>
          <table:table-cell office:value-type="float" office:value="92813.204706" calcext:value-type="float">
            <text:p>92813.204706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float" office:value="1246957.644" calcext:value-type="float">
            <text:p>1246957.644</text:p>
          </table:table-cell>
          <table:table-cell table:style-name="ce10" office:value-type="float" office:value="4670194.7935" calcext:value-type="float">
            <text:p>4670194.7935</text:p>
          </table:table-cell>
          <table:table-cell office:value-type="float" office:value="122196.961" calcext:value-type="float">
            <text:p>122196.961</text:p>
          </table:table-cell>
          <table:table-cell office:value-type="float" office:value="32725.453" calcext:value-type="float">
            <text:p>32725.453</text:p>
          </table:table-cell>
          <table:table-cell table:style-name="ce10" office:value-type="float" office:value="16087.593" calcext:value-type="float">
            <text:p>16087.593</text:p>
          </table:table-cell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0" office:value-type="float" office:value="1725032.799" calcext:value-type="float">
            <text:p>1725032.799</text:p>
          </table:table-cell>
          <table:table-cell table:style-name="ce12" office:value-type="float" office:value="4676223.4665" calcext:value-type="float">
            <text:p>4676223.4665</text:p>
          </table:table-cell>
          <table:table-cell office:value-type="float" office:value="150513.118" calcext:value-type="float">
            <text:p>150513.118</text:p>
          </table:table-cell>
          <table:table-cell office:value-type="float" office:value="36777.999" calcext:value-type="float">
            <text:p>36777.999</text:p>
          </table:table-cell>
          <table:table-cell table:style-name="ce12" office:value-type="float" office:value="6809.423" calcext:value-type="float">
            <text:p>6809.42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1"/>
          <table:table-cell table:number-columns-repeated="2"/>
          <table:table-cell table:style-name="ce12"/>
          <table:table-cell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cratch" table:style-name="ta1">
        <table:table-column table:style-name="co2" table:number-columns-repeated="11" table:default-cell-style-name="Default"/>
        <table:table-row table:style-name="ro1">
          <table:table-cell office:value-type="float" office:value="2513.38" calcext:value-type="float">
            <text:p>2513.38</text:p>
          </table:table-cell>
          <table:table-cell/>
          <table:table-cell office:value-type="float" office:value="40980.32" calcext:value-type="float">
            <text:p>40980.32</text:p>
          </table:table-cell>
          <table:table-cell/>
          <table:table-cell office:value-type="float" office:value="5559.75" calcext:value-type="float">
            <text:p>5559.75</text:p>
          </table:table-cell>
          <table:table-cell/>
          <table:table-cell office:value-type="float" office:value="15898.81" calcext:value-type="float">
            <text:p>15898.81</text:p>
          </table:table-cell>
          <table:table-cell/>
          <table:table-cell office:value-type="float" office:value="15927.38" calcext:value-type="float">
            <text:p>15927.38</text:p>
          </table:table-cell>
          <table:table-cell/>
          <table:table-cell office:value-type="float" office:value="4449.96" calcext:value-type="float">
            <text:p>4449.96</text:p>
          </table:table-cell>
        </table:table-row>
        <table:table-row table:style-name="ro1">
          <table:table-cell office:value-type="float" office:value="6014.12" calcext:value-type="float">
            <text:p>6014.12</text:p>
          </table:table-cell>
          <table:table-cell/>
          <table:table-cell office:value-type="float" office:value="17571.9" calcext:value-type="float">
            <text:p>17571.9</text:p>
          </table:table-cell>
          <table:table-cell/>
          <table:table-cell office:value-type="float" office:value="12336.81" calcext:value-type="float">
            <text:p>12336.81</text:p>
          </table:table-cell>
          <table:table-cell/>
          <table:table-cell office:value-type="float" office:value="15895.51" calcext:value-type="float">
            <text:p>15895.51</text:p>
          </table:table-cell>
          <table:table-cell/>
          <table:table-cell office:value-type="float" office:value="41784.68" calcext:value-type="float">
            <text:p>41784.68</text:p>
          </table:table-cell>
          <table:table-cell/>
          <table:table-cell office:value-type="float" office:value="2071.11" calcext:value-type="float">
            <text:p>2071.11</text:p>
          </table:table-cell>
        </table:table-row>
        <table:table-row table:style-name="ro1">
          <table:table-cell office:value-type="float" office:value="5914.87" calcext:value-type="float">
            <text:p>5914.87</text:p>
          </table:table-cell>
          <table:table-cell/>
          <table:table-cell office:value-type="float" office:value="19314.98" calcext:value-type="float">
            <text:p>19314.98</text:p>
          </table:table-cell>
          <table:table-cell/>
          <table:table-cell office:value-type="float" office:value="5455.77" calcext:value-type="float">
            <text:p>5455.77</text:p>
          </table:table-cell>
          <table:table-cell/>
          <table:table-cell office:value-type="float" office:value="4993.72" calcext:value-type="float">
            <text:p>4993.72</text:p>
          </table:table-cell>
          <table:table-cell/>
          <table:table-cell office:value-type="float" office:value="37134.27" calcext:value-type="float">
            <text:p>37134.27</text:p>
          </table:table-cell>
          <table:table-cell/>
          <table:table-cell office:value-type="float" office:value="2087.16" calcext:value-type="float">
            <text:p>2087.16</text:p>
          </table:table-cell>
        </table:table-row>
        <table:table-row table:style-name="ro1">
          <table:table-cell office:value-type="float" office:value="1927.397992" calcext:value-type="float">
            <text:p>1927.397992</text:p>
          </table:table-cell>
          <table:table-cell/>
          <table:table-cell office:value-type="float" office:value="15390.438393" calcext:value-type="float">
            <text:p>15390.438393</text:p>
          </table:table-cell>
          <table:table-cell/>
          <table:table-cell office:value-type="float" office:value="4079.387581" calcext:value-type="float">
            <text:p>4079.387581</text:p>
          </table:table-cell>
          <table:table-cell/>
          <table:table-cell office:value-type="float" office:value="5007.45" calcext:value-type="float">
            <text:p>5007.45</text:p>
          </table:table-cell>
          <table:table-cell/>
          <table:table-cell office:value-type="float" office:value="16347.41" calcext:value-type="float">
            <text:p>16347.41</text:p>
          </table:table-cell>
          <table:table-cell/>
          <table:table-cell office:value-type="float" office:value="1972.97" calcext:value-type="float">
            <text:p>1972.97</text:p>
          </table:table-cell>
        </table:table-row>
        <table:table-row table:style-name="ro1">
          <table:table-cell office:value-type="float" office:value="3587.98" calcext:value-type="float">
            <text:p>3587.98</text:p>
          </table:table-cell>
          <table:table-cell/>
          <table:table-cell office:value-type="float" office:value="19958.37" calcext:value-type="float">
            <text:p>19958.37</text:p>
          </table:table-cell>
          <table:table-cell/>
          <table:table-cell office:value-type="float" office:value="13289.44" calcext:value-type="float">
            <text:p>13289.44</text:p>
          </table:table-cell>
          <table:table-cell/>
          <table:table-cell office:value-type="float" office:value="14275.89" calcext:value-type="float">
            <text:p>14275.89</text:p>
          </table:table-cell>
          <table:table-cell/>
          <table:table-cell office:value-type="float" office:value="15771.56" calcext:value-type="float">
            <text:p>15771.56</text:p>
          </table:table-cell>
          <table:table-cell/>
          <table:table-cell office:value-type="float" office:value="2039.28" calcext:value-type="float">
            <text:p>2039.28</text:p>
          </table:table-cell>
        </table:table-row>
        <table:table-row table:style-name="ro1">
          <table:table-cell office:value-type="float" office:value="3436.29" calcext:value-type="float">
            <text:p>3436.29</text:p>
          </table:table-cell>
          <table:table-cell/>
          <table:table-cell office:value-type="float" office:value="16140.23" calcext:value-type="float">
            <text:p>16140.23</text:p>
          </table:table-cell>
          <table:table-cell/>
          <table:table-cell office:value-type="float" office:value="13930.67" calcext:value-type="float">
            <text:p>13930.67</text:p>
          </table:table-cell>
          <table:table-cell/>
          <table:table-cell office:value-type="float" office:value="13883.51" calcext:value-type="float">
            <text:p>13883.51</text:p>
          </table:table-cell>
          <table:table-cell/>
          <table:table-cell office:value-type="float" office:value="38390.69" calcext:value-type="float">
            <text:p>38390.69</text:p>
          </table:table-cell>
          <table:table-cell/>
          <table:table-cell office:value-type="float" office:value="2108.32" calcext:value-type="float">
            <text:p>2108.32</text:p>
          </table:table-cell>
        </table:table-row>
        <table:table-row table:style-name="ro1">
          <table:table-cell office:value-type="float" office:value="1852.098558" calcext:value-type="float">
            <text:p>1852.098558</text:p>
          </table:table-cell>
          <table:table-cell/>
          <table:table-cell office:value-type="float" office:value="35314.23" calcext:value-type="float">
            <text:p>35314.23</text:p>
          </table:table-cell>
          <table:table-cell/>
          <table:table-cell office:value-type="float" office:value="14721.16" calcext:value-type="float">
            <text:p>14721.16</text:p>
          </table:table-cell>
          <table:table-cell/>
          <table:table-cell office:value-type="float" office:value="3351.824706" calcext:value-type="float">
            <text:p>3351.824706</text:p>
          </table:table-cell>
          <table:table-cell/>
          <table:table-cell office:value-type="float" office:value="14420.03" calcext:value-type="float">
            <text:p>14420.03</text:p>
          </table:table-cell>
          <table:table-cell/>
          <table:table-cell office:value-type="float" office:value="1975.95" calcext:value-type="float">
            <text:p>1975.95</text:p>
          </table:table-cell>
        </table:table-row>
        <table:table-row table:style-name="ro1">
          <table:table-cell office:value-type="float" office:value="1843.76" calcext:value-type="float">
            <text:p>1843.76</text:p>
          </table:table-cell>
          <table:table-cell/>
          <table:table-cell office:value-type="float" office:value="14446.353274" calcext:value-type="float">
            <text:p>14446.353274</text:p>
          </table:table-cell>
          <table:table-cell/>
          <table:table-cell office:value-type="float" office:value="13245.82" calcext:value-type="float">
            <text:p>13245.82</text:p>
          </table:table-cell>
          <table:table-cell/>
          <table:table-cell office:value-type="float" office:value="5522.53" calcext:value-type="float">
            <text:p>5522.53</text:p>
          </table:table-cell>
          <table:table-cell/>
          <table:table-cell office:value-type="float" office:value="13762.12" calcext:value-type="float">
            <text:p>13762.12</text:p>
          </table:table-cell>
          <table:table-cell/>
          <table:table-cell office:value-type="float" office:value="1347.817691" calcext:value-type="float">
            <text:p>1347.817691</text:p>
          </table:table-cell>
        </table:table-row>
        <table:table-row table:style-name="ro1">
          <table:table-cell office:value-type="float" office:value="1769.434085" calcext:value-type="float">
            <text:p>1769.434085</text:p>
          </table:table-cell>
          <table:table-cell/>
          <table:table-cell office:value-type="float" office:value="16906.42" calcext:value-type="float">
            <text:p>16906.42</text:p>
          </table:table-cell>
          <table:table-cell/>
          <table:table-cell office:value-type="float" office:value="5004.25" calcext:value-type="float">
            <text:p>5004.25</text:p>
          </table:table-cell>
          <table:table-cell/>
          <table:table-cell office:value-type="float" office:value="5386.88" calcext:value-type="float">
            <text:p>5386.88</text:p>
          </table:table-cell>
          <table:table-cell/>
          <table:table-cell office:value-type="float" office:value="30664.15" calcext:value-type="float">
            <text:p>30664.15</text:p>
          </table:table-cell>
          <table:table-cell/>
          <table:table-cell office:value-type="float" office:value="1464.81" calcext:value-type="float">
            <text:p>1464.81</text:p>
          </table:table-cell>
        </table:table-row>
        <table:table-row table:style-name="ro1">
          <table:table-cell office:value-type="float" office:value="4834.82" calcext:value-type="float">
            <text:p>4834.82</text:p>
          </table:table-cell>
          <table:table-cell/>
          <table:table-cell office:value-type="float" office:value="37361.18" calcext:value-type="float">
            <text:p>37361.18</text:p>
          </table:table-cell>
          <table:table-cell/>
          <table:table-cell office:value-type="float" office:value="3426.035915" calcext:value-type="float">
            <text:p>3426.035915</text:p>
          </table:table-cell>
          <table:table-cell/>
          <table:table-cell office:value-type="float" office:value="4982.63" calcext:value-type="float">
            <text:p>4982.63</text:p>
          </table:table-cell>
          <table:table-cell/>
          <table:table-cell office:value-type="float" office:value="29959.62" calcext:value-type="float">
            <text:p>29959.62</text:p>
          </table:table-cell>
          <table:table-cell/>
          <table:table-cell office:value-type="float" office:value="1464.46" calcext:value-type="float">
            <text:p>1464.46</text:p>
          </table:table-cell>
        </table:table-row>
        <table:table-row table:style-name="ro1">
          <table:table-cell office:value-type="float" office:value="2189.53" calcext:value-type="float">
            <text:p>2189.53</text:p>
          </table:table-cell>
          <table:table-cell/>
          <table:table-cell office:value-type="float" office:value="30254.01" calcext:value-type="float">
            <text:p>30254.01</text:p>
          </table:table-cell>
          <table:table-cell/>
          <table:table-cell office:value-type="float" office:value="2892.919766" calcext:value-type="float">
            <text:p>2892.919766</text:p>
          </table:table-cell>
          <table:table-cell/>
          <table:table-cell office:value-type="float" office:value="3614.45" calcext:value-type="float">
            <text:p>3614.45</text:p>
          </table:table-cell>
          <table:table-cell/>
          <table:table-cell office:value-type="float" office:value="20217.14" calcext:value-type="float">
            <text:p>20217.14</text:p>
          </table:table-cell>
          <table:table-cell/>
          <table:table-cell office:value-type="float" office:value="2641.83" calcext:value-type="float">
            <text:p>2641.83</text:p>
          </table:table-cell>
        </table:table-row>
        <table:table-row table:style-name="ro1">
          <table:table-cell table:formula="of:=SUM([.A1:.A11])" office:value-type="float" office:value="35883.680635" calcext:value-type="float">
            <text:p>35883.680635</text:p>
          </table:table-cell>
          <table:table-cell/>
          <table:table-cell table:formula="of:=SUM([.C1:.C11])" office:value-type="float" office:value="263638.431667" calcext:value-type="float">
            <text:p>263638.431667</text:p>
          </table:table-cell>
          <table:table-cell/>
          <table:table-cell table:formula="of:=SUM([.E1:.E11])" office:value-type="float" office:value="93942.013262" calcext:value-type="float">
            <text:p>93942.013262</text:p>
          </table:table-cell>
          <table:table-cell/>
          <table:table-cell table:formula="of:=SUM([.G1:.G11])" office:value-type="float" office:value="92813.204706" calcext:value-type="float">
            <text:p>92813.204706</text:p>
          </table:table-cell>
          <table:table-cell/>
          <table:table-cell table:formula="of:=SUM([.I1:.I11])" office:value-type="float" office:value="274379.05" calcext:value-type="float">
            <text:p>274379.05</text:p>
          </table:table-cell>
          <table:table-cell/>
          <table:table-cell table:formula="of:=SUM([.K1:.K11])" office:value-type="float" office:value="23623.667691" calcext:value-type="float">
            <text:p>23623.667691</text:p>
          </table:table-cell>
        </table:table-row>
      </table:table>
      <table:table table:name="ST final" table:style-name="ta1">
        <table:table-column table:style-name="co5" table:default-cell-style-name="ce13"/>
        <table:table-column table:style-name="co6" table:default-cell-style-name="ce16"/>
        <table:table-column table:style-name="co7" table:default-cell-style-name="ce10"/>
        <table:table-column table:style-name="co8" table:default-cell-style-name="ce17"/>
        <table:table-column table:style-name="co2" table:number-columns-repeated="2" table:default-cell-style-name="ce17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 office:value-type="float" office:value="347666.03" calcext:value-type="float">
            <text:p>347666.03</text:p>
          </table:table-cell>
          <table:table-cell/>
          <table:table-cell table:style-name="ce12" table:number-columns-repeated="2"/>
          <table:table-cell table:style-name="ce10"/>
        </table:table-row>
        <table:table-row table:style-name="ro2">
          <table:table-cell table:style-name="ce15" office:value-type="string" calcext:value-type="string">
            <text:p>ODD_ST con MKL*</text:p>
          </table:table-cell>
          <table:table-cell/>
          <table:table-cell table:style-name="ce16"/>
          <table:table-cell office:value-type="float" office:value="13273.57" calcext:value-type="float">
            <text:p>13273.57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5219" calcext:value-type="float">
            <text:p>5219</text:p>
          </table:table-cell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/>
          <table:table-cell/>
          <table:table-cell table:style-name="ce10" table:number-columns-repeated="3"/>
        </table:table-row>
        <table:table-row table:style-name="ro2">
          <table:table-cell office:value-type="string" calcext:value-type="string">
            <text:p>ODDS_ST, TCK_ST con MKL</text:p>
          </table:table-cell>
          <table:table-cell/>
          <table:table-cell table:style-name="ce18"/>
          <table:table-cell office:value-type="float" office:value="23613.1" calcext:value-type="float">
            <text:p>23613.1</text:p>
          </table:table-cell>
          <table:table-cell office:value-type="float" office:value="3479.7799" calcext:value-type="float">
            <text:p>3479.7799</text:p>
          </table:table-cell>
          <table:table-cell office:value-type="float" office:value="7246.61" calcext:value-type="float">
            <text:p>7246.61</text:p>
          </table:table-cell>
        </table:table-row>
        <table:table-row table:style-name="ro2">
          <table:table-cell office:value-type="string" calcext:value-type="string">
            <text:p>ODD_ST con MKL</text:p>
          </table:table-cell>
          <table:table-cell/>
          <table:table-cell table:style-name="ce16"/>
          <table:table-cell office:value-type="float" office:value="15595.5" calcext:value-type="float">
            <text:p>15595.5</text:p>
          </table:table-cell>
          <table:table-cell office:value-type="float" office:value="2060.8599" calcext:value-type="float">
            <text:p>2060.8599</text:p>
          </table:table-cell>
          <table:table-cell office:value-type="float" office:value="5735.9499" calcext:value-type="float">
            <text:p>5735.9499</text:p>
          </table:table-cell>
        </table:table-row>
        <table:table-row table:style-name="ro2">
          <table:table-cell office:value-type="string" calcext:value-type="string">
            <text:p>TCK_ST con MKL</text:p>
          </table:table-cell>
          <table:table-cell/>
          <table:table-cell table:style-name="ce16"/>
          <table:table-cell office:value-type="float" office:value="15231.23" calcext:value-type="float">
            <text:p>15231.23</text:p>
          </table:table-cell>
          <table:table-cell table:style-name="ce19" office:value-type="float" office:value="2103.2" calcext:value-type="float">
            <text:p>2103.2</text:p>
          </table:table-cell>
          <table:table-cell office:value-type="float" office:value="5906.0099" calcext:value-type="float">
            <text:p>5906.0099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string" calcext:value-type="string">
            <text:p>mancano matrici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7" office:value-type="float" office:value="288089.45999" calcext:value-type="float">
            <text:p>288089.45999</text:p>
          </table:table-cell>
          <table:table-cell table:style-name="ce19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table:style-name="ce19" office:value-type="float" office:value="3298.54" calcext:value-type="float">
            <text:p>3298.5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T+ final" table:style-name="ta1">
        <table:table-column table:style-name="co9" table:default-cell-style-name="ce13"/>
        <table:table-column table:style-name="co2" table:number-columns-repeated="5" table:default-cell-style-name="ce17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15" office:value-type="string" calcext:value-type="string">
            <text:p>ODD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ODDS_ST, TCK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</text:p>
          </table:table-cell>
          <table:table-cell table:number-columns-repeated="3"/>
          <table:table-cell table:style-name="ce19"/>
          <table:table-cell/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SVM</text:p>
          </table:table-cell>
          <table:table-cell/>
          <table:table-cell table:style-name="ce19"/>
          <table:table-cell table:number-columns-repeated="2"/>
          <table:table-cell table:style-name="ce19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WL final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4:05:53.916200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9:32:13.221946930</meta:creation-date>
    <meta:generator>LibreOffice/5.0.5.2$Linux_X86_64 LibreOffice_project/00m0$Build-2</meta:generator>
    <dc:date>2016-03-20T14:30:47.516802296</dc:date>
    <meta:editing-duration>P1DT2H43M17S</meta:editing-duration>
    <meta:editing-cycles>43</meta:editing-cycles>
    <meta:document-statistic meta:table-count="7" meta:cell-count="230" meta:object-count="0"/>
  </office:meta>
</office:document-meta>
</file>